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row>
        <mover accent="true">
          <mi>x</mi>
          <mo stretchy="false">¨</mo>
        </mover>
        <mo stretchy="false">+</mo>
        <mi>Q</mi>
      </mrow>
      <mrow>
        <mover accent="true">
          <mi>x</mi>
          <mo stretchy="false">˙</mo>
        </mover>
        <mo stretchy="false">+</mo>
        <mi>K</mi>
      </mrow>
      <mrow>
        <mi>x</mi>
        <mo stretchy="false">=</mo>
        <mo stretchy="false">Δ</mo>
      </mrow>
      <mrow>
        <msub>
          <mi>F</mi>
          <mrow>
            <mi>z</mi>
          </mrow>
        </msub>
        <mo stretchy="false">=</mo>
        <mrow>
          <msub>
            <mi>F</mi>
            <mrow>
              <msub>
                <mi>z</mi>
                <mrow>
                  <mi>d</mi>
                </mrow>
              </msub>
            </mrow>
          </msub>
          <mo stretchy="false">−</mo>
          <msub>
            <mi>F</mi>
            <mrow>
              <msub>
                <mi>z</mi>
                <mrow>
                  <mi>m</mi>
                </mrow>
              </msub>
            </mrow>
          </msub>
        </mrow>
      </mrow>
    </mrow>
    <annotation encoding="StarMath 5.0">M ddot x + Q dot x + K x = %DELTA F_{z} = F_{z_{d}} - F_{z_{m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</meta:initial-creator>
    <meta:creation-date>2014-06-08T15:01:17</meta:creation-date>
    <meta:generator>LibreOffice/3.5$Linux_X86_64 LibreOffice_project/350m1$Build-2</meta:generator>
  </office:meta>
</office:document-meta>
</file>